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882cm" fo:margin-left="0cm" fo:margin-top="0cm" fo:margin-bottom="0cm" table:align="left" style:writing-mode="lr-tb"/>
    </style:style>
    <style:style style:name="Таблица1.A" style:family="table-column">
      <style:table-column-properties style:column-width="4.219cm"/>
    </style:style>
    <style:style style:name="Таблица1.B" style:family="table-column">
      <style:table-column-properties style:column-width="4.221cm"/>
    </style:style>
    <style:style style:name="Таблица1.D" style:family="table-column">
      <style:table-column-properties style:column-width="4.22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justify" style:justify-single-word="false"/>
    </style:style>
    <style:style style:name="P5" style:family="paragraph" style:parent-style-name="Standard">
      <style:paragraph-properties fo:margin-top="0cm" fo:margin-bottom="0cm" loext:contextual-spacing="false" fo:line-height="100%"/>
      <style:text-properties officeooo:rsid="0019d511" officeooo:paragraph-rsid="0019d511"/>
    </style:style>
    <style:style style:name="P6" style:family="paragraph" style:parent-style-name="Standard">
      <style:paragraph-properties fo:margin-top="0cm" fo:margin-bottom="0cm" loext:contextual-spacing="false" fo:line-height="100%"/>
      <style:text-properties fo:language="en" fo:country="US" fo:font-weight="bold" officeooo:rsid="0019d511" officeooo:paragraph-rsid="0019d511" style:font-weight-asian="bold"/>
    </style:style>
    <style:style style:name="P7" style:family="paragraph" style:parent-style-name="Standard">
      <style:paragraph-properties fo:margin-top="0cm" fo:margin-bottom="0cm" loext:contextual-spacing="false" fo:line-height="100%"/>
      <style:text-properties fo:language="en" fo:country="US" fo:font-weight="bold" style:font-weight-asian="bold"/>
    </style:style>
    <style:style style:name="P8" style:family="paragraph" style:parent-style-name="Standard">
      <style:paragraph-properties fo:margin-top="0cm" fo:margin-bottom="0cm" loext:contextual-spacing="false" fo:line-height="100%"/>
      <style:text-properties officeooo:rsid="02453643" officeooo:paragraph-rsid="02453643"/>
    </style:style>
    <style:style style:name="P9" style:family="paragraph" style:parent-style-name="Standard">
      <style:paragraph-properties fo:margin-top="0cm" fo:margin-bottom="0cm" loext:contextual-spacing="false" fo:line-height="100%"/>
      <style:text-properties officeooo:rsid="024706ad" officeooo:paragraph-rsid="024706ad"/>
    </style:style>
    <style:style style:name="P10" style:family="paragraph" style:parent-style-name="Standard">
      <style:paragraph-properties fo:margin-left="0.635cm" fo:margin-right="0cm" fo:text-indent="0cm" style:auto-text-indent="false"/>
    </style:style>
    <style:style style:name="P11" style:family="paragraph" style:parent-style-name="Standard">
      <style:paragraph-properties fo:margin-left="0.635cm" fo:margin-right="0cm" fo:margin-top="0cm" fo:margin-bottom="0cm" loext:contextual-spacing="false" fo:text-align="justify" style:justify-single-word="false" fo:text-indent="0cm" style:auto-text-indent="false"/>
    </style:style>
    <style:style style:name="P12"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complex="Calibri1"/>
    </style:style>
    <style:style style:name="P13"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font-weight="bold" style:font-weight-asian="bold" style:font-name-complex="Calibri1"/>
    </style:style>
    <style:style style:name="P14" style:family="paragraph" style:parent-style-name="Standard">
      <style:paragraph-properties fo:margin-left="0.635cm" fo:margin-right="0cm" fo:text-align="center" style:justify-single-word="false" fo:text-indent="0cm" style:auto-text-indent="false" fo:break-before="page"/>
      <style:text-properties fo:font-size="14pt" fo:font-weight="bold" style:font-size-asian="14pt" style:font-weight-asian="bold" style:font-size-complex="14pt"/>
    </style:style>
    <style:style style:name="P15"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style>
    <style:style style:name="P16"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ext-properties fo:font-weight="bold" style:font-weight-asian="bold"/>
    </style:style>
    <style:style style:name="P17" style:family="paragraph" style:parent-style-name="Standard">
      <style:paragraph-properties fo:margin-left="1.886cm" fo:margin-right="0cm" fo:margin-top="0cm" fo:margin-bottom="0cm" loext:contextual-spacing="false" fo:line-height="100%" fo:text-align="justify" style:justify-single-word="false" fo:text-indent="0cm" style:auto-text-indent="false"/>
    </style:style>
    <style:style style:name="P18" style:family="paragraph" style:parent-style-name="Standard">
      <style:paragraph-properties fo:margin-left="1.886cm" fo:margin-right="0cm" fo:margin-top="0cm" fo:margin-bottom="0cm" loext:contextual-spacing="false" fo:line-height="100%" fo:text-align="justify" style:justify-single-word="false" fo:text-indent="0cm" style:auto-text-indent="false" fo:break-before="page"/>
    </style:style>
    <style:style style:name="P19" style:family="paragraph" style:parent-style-name="Standard">
      <style:paragraph-properties fo:margin-left="1.752cm" fo:margin-right="0cm" fo:margin-top="0cm" fo:margin-bottom="0cm" loext:contextual-spacing="false" fo:line-height="100%" fo:text-align="justify" style:justify-single-word="false" fo:text-indent="0cm" style:auto-text-indent="false"/>
    </style:style>
    <style:style style:name="P20" style:family="paragraph" style:parent-style-name="Standard">
      <style:paragraph-properties fo:margin-left="1.752cm" fo:margin-right="0cm" fo:margin-top="0cm" fo:margin-bottom="0cm" loext:contextual-spacing="false" fo:line-height="100%" fo:text-align="justify" style:justify-single-word="false" fo:text-indent="0cm" style:auto-text-indent="false"/>
      <style:text-properties officeooo:paragraph-rsid="02452fe9"/>
    </style:style>
    <style:style style:name="P21" style:family="paragraph" style:parent-style-name="Standard">
      <style:paragraph-properties fo:margin-left="1.752cm" fo:margin-right="0cm" fo:margin-top="0cm" fo:margin-bottom="0cm" loext:contextual-spacing="false" fo:line-height="100%" fo:text-align="justify" style:justify-single-word="false" fo:text-indent="0cm" style:auto-text-indent="false"/>
      <style:text-properties officeooo:paragraph-rsid="02453643"/>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Standard">
      <style:paragraph-properties fo:margin-left="1.752cm" fo:margin-right="0cm" fo:margin-top="0cm" fo:margin-bottom="0cm" loext:contextual-spacing="false" fo:line-height="100%" fo:text-align="justify" style:justify-single-word="false" fo:text-indent="0cm" style:auto-text-indent="false"/>
      <style:text-properties fo:font-weight="bold" officeooo:paragraph-rsid="02452fe9" style:font-weight-asian="bold"/>
    </style:style>
    <style:style style:name="P24" style:family="paragraph" style:parent-style-name="Standard">
      <style:paragraph-properties fo:margin-top="0cm" fo:margin-bottom="0cm" loext:contextual-spacing="false" fo:line-height="100%"/>
      <style:text-properties officeooo:rsid="02479f1d" officeooo:paragraph-rsid="02479f1d"/>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List_20_Paragraph" style:list-style-name="WWNum1"/>
    <style:style style:name="P28" style:family="paragraph" style:parent-style-name="List_20_Paragraph" style:list-style-name="WWNum4">
      <style:paragraph-properties fo:margin-left="0.635cm" fo:margin-right="0cm" fo:text-align="justify" style:justify-single-word="false" fo:text-indent="-0.635cm" style:auto-text-indent="false"/>
    </style:style>
    <style:style style:name="P29" style:family="paragraph" style:parent-style-name="List_20_Paragraph" style:list-style-name="WWNum4">
      <style:paragraph-properties fo:text-align="justify" style:justify-single-word="false" fo:break-before="page"/>
    </style:style>
    <style:style style:name="P30" style:family="paragraph" style:parent-style-name="List_20_Paragraph" style:list-style-name="WWNum5">
      <style:paragraph-properties fo:margin-top="0cm" fo:margin-bottom="0cm" loext:contextual-spacing="true" fo:line-height="100%"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name-complex="Calibri1"/>
    </style:style>
    <style:style style:name="T3" style:family="text">
      <style:text-properties fo:font-weight="bold" officeooo:rsid="001b25ef" style:font-weight-asian="bold" style:font-name-complex="Calibri1"/>
    </style:style>
    <style:style style:name="T4" style:family="text">
      <style:text-properties fo:font-weight="bold" officeooo:rsid="001cacf8" style:font-weight-asian="bold" style:font-name-complex="Calibri1"/>
    </style:style>
    <style:style style:name="T5" style:family="text">
      <style:text-properties fo:font-weight="bold" officeooo:rsid="0019d511" style:font-weight-asian="bold"/>
    </style:style>
    <style:style style:name="T6" style:family="text">
      <style:text-properties fo:font-weight="bold" officeooo:rsid="001b25ef" style:font-weight-asian="bold"/>
    </style:style>
    <style:style style:name="T7" style:family="text">
      <style:text-properties fo:font-weight="bold" style:font-weight-asian="bold" style:font-weight-complex="bold"/>
    </style:style>
    <style:style style:name="T8" style:family="text">
      <style:text-properties fo:font-weight="bold" officeooo:rsid="001cacf8" style:font-weight-asian="bold" style:font-weight-complex="bold"/>
    </style:style>
    <style:style style:name="T9" style:family="text">
      <style:text-properties fo:font-weight="bold" officeooo:rsid="02452fe9" style:font-weight-asian="bold" style:font-weight-complex="bold"/>
    </style:style>
    <style:style style:name="T10" style:family="text">
      <style:text-properties fo:font-weight="bold" officeooo:rsid="024706ad" style:font-weight-asian="bold" style:font-weight-complex="bold"/>
    </style:style>
    <style:style style:name="T11" style:family="text">
      <style:text-properties fo:font-weight="bold" officeooo:rsid="001cacf8" style:font-weight-asian="bold"/>
    </style:style>
    <style:style style:name="T12" style:family="text">
      <style:text-properties fo:font-weight="bold" officeooo:rsid="00427fe5" style:font-weight-asian="bold"/>
    </style:style>
    <style:style style:name="T13" style:family="text">
      <style:text-properties fo:font-weight="bold" officeooo:rsid="02453643" style:font-weight-asian="bold"/>
    </style:style>
    <style:style style:name="T14" style:family="text">
      <style:text-properties fo:language="en" fo:country="US"/>
    </style:style>
    <style:style style:name="T15" style:family="text">
      <style:text-properties fo:language="en" fo:country="US" fo:font-weight="bold" style:font-weight-asian="bold"/>
    </style:style>
    <style:style style:name="T16" style:family="text">
      <style:text-properties fo:language="en" fo:country="US" fo:font-weight="bold" officeooo:rsid="0019d511" style:font-weight-asian="bold"/>
    </style:style>
    <style:style style:name="T17" style:family="text">
      <style:text-properties fo:language="en" fo:country="US" officeooo:rsid="0047f9ea"/>
    </style:style>
    <style:style style:name="T18" style:family="text">
      <style:text-properties fo:language="en" fo:country="US" officeooo:rsid="001858a5"/>
    </style:style>
    <style:style style:name="T19" style:family="text">
      <style:text-properties fo:language="en" fo:country="US" officeooo:rsid="0019d511"/>
    </style:style>
    <style:style style:name="T20" style:family="text">
      <style:text-properties fo:language="en" fo:country="US" officeooo:rsid="001cacf8"/>
    </style:style>
    <style:style style:name="T21" style:family="text">
      <style:text-properties fo:language="en" fo:country="US" officeooo:rsid="02453643"/>
    </style:style>
    <style:style style:name="T22" style:family="text">
      <style:text-properties style:font-name-complex="Calibri1"/>
    </style:style>
    <style:style style:name="T23" style:family="text">
      <style:text-properties officeooo:rsid="001b25ef" style:font-name-complex="Calibri1"/>
    </style:style>
    <style:style style:name="T24" style:family="text">
      <style:text-properties officeooo:rsid="001cacf8" style:font-name-complex="Calibri1"/>
    </style:style>
    <style:style style:name="T25" style:family="text">
      <style:text-properties officeooo:rsid="003e3264"/>
    </style:style>
    <style:style style:name="T26" style:family="text">
      <style:text-properties officeooo:rsid="00427fe5"/>
    </style:style>
    <style:style style:name="T27" style:family="text">
      <style:text-properties officeooo:rsid="0019d511"/>
    </style:style>
    <style:style style:name="T28" style:family="text">
      <style:text-properties officeooo:rsid="001b25ef"/>
    </style:style>
    <style:style style:name="T29" style:family="text">
      <style:text-properties fo:font-weight="normal" style:font-weight-asian="normal" style:font-name-complex="Calibri1" style:font-weight-complex="normal"/>
    </style:style>
    <style:style style:name="T30" style:family="text">
      <style:text-properties fo:font-weight="normal" officeooo:rsid="001b25ef" style:font-weight-asian="normal" style:font-name-complex="Calibri1" style:font-weight-complex="normal"/>
    </style:style>
    <style:style style:name="T31" style:family="text">
      <style:text-properties fo:font-weight="normal" officeooo:rsid="001cacf8" style:font-weight-asian="normal" style:font-name-complex="Calibri1"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2452fe9" style:font-weight-asian="normal" style:font-weight-complex="normal"/>
    </style:style>
    <style:style style:name="T34" style:family="text">
      <style:text-properties fo:font-weight="normal" officeooo:rsid="02453643" style:font-weight-asian="normal" style:font-weight-complex="normal"/>
    </style:style>
    <style:style style:name="T35" style:family="text">
      <style:text-properties style:text-position="sub 58%" fo:font-weight="normal" officeooo:rsid="001b25ef" style:font-weight-asian="normal" style:font-name-complex="Calibri1" style:font-weight-complex="normal"/>
    </style:style>
    <style:style style:name="T36" style:family="text">
      <style:text-properties style:text-position="sub 58%" fo:font-weight="normal" officeooo:rsid="001cacf8" style:font-weight-asian="normal" style:font-name-complex="Calibri1" style:font-weight-complex="normal"/>
    </style:style>
    <style:style style:name="T37" style:family="text">
      <style:text-properties style:text-position="sub 58%" fo:font-weight="bold" officeooo:rsid="001cacf8" style:font-weight-asian="bold" style:font-name-complex="Calibri1"/>
    </style:style>
    <style:style style:name="T38" style:family="text">
      <style:text-properties style:text-position="sub 58%" fo:font-weight="bold" officeooo:rsid="001cacf8" style:font-weight-asian="bold"/>
    </style:style>
    <style:style style:name="T39" style:family="text">
      <style:text-properties style:text-position="sub 58%" fo:font-weight="bold" officeooo:rsid="02453643" style:font-weight-asian="bold"/>
    </style:style>
    <style:style style:name="T40" style:family="text">
      <style:text-properties style:text-position="sub 58%" officeooo:rsid="003caafc"/>
    </style:style>
    <style:style style:name="T41" style:family="text">
      <style:text-properties style:text-position="sub 58%" officeooo:rsid="00427fe5"/>
    </style:style>
    <style:style style:name="T42" style:family="text">
      <style:text-properties style:text-position="sub 58%" officeooo:rsid="02452fe9"/>
    </style:style>
    <style:style style:name="T43" style:family="text">
      <style:text-properties style:text-position="sub 58%" officeooo:rsid="02453643"/>
    </style:style>
    <style:style style:name="T44" style:family="text">
      <style:text-properties officeooo:rsid="0039628a"/>
    </style:style>
    <style:style style:name="T45" style:family="text">
      <style:text-properties officeooo:rsid="02452fe9"/>
    </style:style>
    <style:style style:name="T46" style:family="text">
      <style:text-properties style:text-position="super 58%" officeooo:rsid="02452fe9"/>
    </style:style>
    <style:style style:name="T47" style:family="text">
      <style:text-properties style:text-position="super 58%" fo:font-weight="normal" officeooo:rsid="02452fe9" style:font-weight-asian="normal" style:font-weight-complex="normal"/>
    </style:style>
    <style:style style:name="T48" style:family="text">
      <style:text-properties style:text-position="0% 100%" fo:font-weight="normal" officeooo:rsid="02452fe9" style:font-weight-asian="normal" style:font-weight-complex="normal"/>
    </style:style>
    <style:style style:name="T49" style:family="text">
      <style:text-properties officeooo:rsid="02453643"/>
    </style:style>
    <style:style style:name="T50" style:family="text">
      <style:text-properties officeooo:rsid="02479f1d"/>
    </style:style>
    <style:style style:name="T51" style:family="text">
      <style:text-properties fo:font-variant="normal" fo:text-transform="none" fo:color="#000000" style:font-name="apple-system" fo:font-size="9.75pt" fo:letter-spacing="normal" fo:font-style="normal" fo:font-weight="normal"/>
    </style:style>
    <style:style style:name="T52" style:family="text">
      <style:text-properties fo:font-variant="normal" fo:text-transform="none" fo:color="#000000" fo:letter-spacing="normal"/>
    </style:style>
    <style:style style:name="T53" style:family="text">
      <style:text-properties fo:font-variant="normal" fo:text-transform="none" fo:color="#2a5885" style:text-line-through-style="none" style:text-line-through-type="none" style:font-name="apple-system" fo:font-size="9.75pt" fo:letter-spacing="normal" fo:font-style="normal" style:text-underline-style="none" fo:font-weight="normal" style:text-blinking="false"/>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Правительство Российской Федерации</text:p>
      <text:p text:style-name="P1">Федеральное государственное автономное образовательное учреждение</text:p>
      <text:p text:style-name="P1">Высшего профессионального образования</text:p>
      <text:p text:style-name="P1">Национальный исследовательский институт</text:p>
      <text:p text:style-name="P2">«Высшая школа экономики»</text:p>
      <text:p text:style-name="P1">Московский институт электроники и математики</text:p>
      <text:p text:style-name="P1">Прикладная математика</text:p>
      <text:p text:style-name="P2">Отчет</text:p>
      <text:p text:style-name="P2">По <text:span text:style-name="T50">лабораторной</text:span> работе №<text:span text:style-name="T50">2</text:span></text:p>
      <text:p text:style-name="P2">По курсу «Язык ассемблера»</text:p>
      <text:p text:style-name="P1"><text:span text:style-name="T1">Вариант №</text:span><text:span text:style-name="T5">17</text:span></text:p>
      <text:p text:style-name="Standard"/>
      <text:p text:style-name="Standard"><draw:frame draw:style-name="fr1" draw:name="Врезка1" text:anchor-type="paragraph" svg:x="-0.199cm" svg:y="0.088cm" svg:width="16.882cm" draw:z-index="0"><draw:text-box fo:min-height="0.041cm"><table:table table:name="Таблица1" table:style-name="Таблица1"><table:table-column table:style-name="Таблица1.A"/><table:table-column table:style-name="Таблица1.B"/><table:table-column table:style-name="Таблица1.A"/><table:table-column table:style-name="Таблица1.D"/><table:table-row table:style-name="Таблица1.1"><table:table-cell table:style-name="Таблица1.A1" office:value-type="string"><text:p text:style-name="P3">Ф.И.О. студента</text:p></table:table-cell><table:table-cell table:style-name="Таблица1.A1" office:value-type="string"><text:p text:style-name="P3">Номер группы</text:p></table:table-cell><table:table-cell table:style-name="Таблица1.A1" office:value-type="string"><text:p text:style-name="P3">Дата</text:p></table:table-cell><table:table-cell table:style-name="Таблица1.A1" office:value-type="string"><text:p text:style-name="P3">Баллы</text:p></table:table-cell></table:table-row><table:table-row table:style-name="Таблица1.1"><table:table-cell table:style-name="Таблица1.A1" office:value-type="string"><text:p text:style-name="P5">Псурцев</text:p><text:p text:style-name="P5">Иван</text:p><text:p text:style-name="P3">Вадимов<text:span text:style-name="T27">ич</text:span></text:p></table:table-cell><table:table-cell table:style-name="Таблица1.A1" office:value-type="string"><text:p text:style-name="P3">БПМ-1<text:span text:style-name="T27">9</text:span>2</text:p></table:table-cell><table:table-cell table:style-name="Таблица1.A1" office:value-type="string"><text:p text:style-name="P24"/></table:table-cell><table:table-cell table:style-name="Таблица1.A1" office:value-type="string"><text:p text:style-name="P3"/></table:table-cell></table:table-row></table:table></draw:text-box></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51"/></text:p>
      <text:p text:style-name="P1"><text:span text:style-name="T51"/></text:p>
      <text:p text:style-name="P1"><text:span text:style-name="T51"/></text:p>
      <text:p text:style-name="P1"><text:span text:style-name="T51"/></text:p>
      <text:p text:style-name="P26"><text:soft-page-break/><text:span text:style-name="T51">//Assembler l2v17 </text:span><text:line-break/><text:a xlink:type="simple" xlink:href="https://vk.com/im?sel=229365127&amp;st=%23include" text:style-name="Internet_20_link" text:visited-style-name="Visited_20_Internet_20_Link"><text:span text:style-name="T53">#include</text:span></text:a><text:span text:style-name="T52"> </text:span><text:span text:style-name="T51">&lt;stdio.h&gt; </text:span><text:line-break/><text:a xlink:type="simple" xlink:href="https://vk.com/im?sel=229365127&amp;st=%23include" text:style-name="Internet_20_link" text:visited-style-name="Visited_20_Internet_20_Link"><text:span text:style-name="T53">#include</text:span></text:a><text:span text:style-name="T52"> </text:span><text:span text:style-name="T51">&lt;stdlib.h&gt; </text:span><text:line-break/><text:a xlink:type="simple" xlink:href="https://vk.com/im?sel=229365127&amp;st=%23include" text:style-name="Internet_20_link" text:visited-style-name="Visited_20_Internet_20_Link"><text:span text:style-name="T53">#include</text:span></text:a><text:span text:style-name="T52"> </text:span><text:span text:style-name="T51">&lt;locale.h&gt; </text:span><text:line-break/><text:a xlink:type="simple" xlink:href="https://vk.com/im?sel=229365127&amp;st=%23include" text:style-name="Internet_20_link" text:visited-style-name="Visited_20_Internet_20_Link"><text:span text:style-name="T53">#include</text:span></text:a><text:span text:style-name="T52"> </text:span><text:span text:style-name="T51">&lt;inttypes.h&gt; </text:span><text:line-break/><text:line-break/><text:line-break/><text:span text:style-name="T51">int16_t assembler(int8_t x, int16_t y, int8_t z) </text:span><text:line-break/><text:span text:style-name="T51">{ </text:span><text:line-break/><text:span text:style-name="T51">int16_t v; </text:span><text:line-break/><text:line-break/><text:span text:style-name="T51">__asm </text:span><text:line-break/><text:span text:style-name="T51">{ </text:span><text:line-break/><text:span text:style-name="T51">//-1 + (2 - x_test1 * (y_test1 + 2)) / (z_test1 - 2); </text:span><text:line-break/><text:line-break/><text:span text:style-name="T51">mov al, x; </text:span><text:line-break/><text:span text:style-name="T51">cbw; </text:span><text:line-break/><text:span text:style-name="T51">mov bx, y; </text:span><text:line-break/><text:span text:style-name="T51">neg bx; </text:span><text:line-break/><text:span text:style-name="T51">sub bx, 2; </text:span><text:line-break/><text:span text:style-name="T51">imul bx; </text:span><text:line-break/><text:span text:style-name="T51">add ax, 2; </text:span><text:line-break/><text:span text:style-name="T51">mov bx, ax; </text:span><text:line-break/><text:span text:style-name="T51">mov al, z; </text:span><text:line-break/><text:span text:style-name="T51">cbw; </text:span><text:line-break/><text:span text:style-name="T51">sub ax, 2; </text:span><text:line-break/><text:span text:style-name="T51">mov cx, ax; </text:span><text:line-break/><text:span text:style-name="T51">mov ax, bx; </text:span><text:line-break/><text:span text:style-name="T51">idiv cx; </text:span><text:line-break/><text:span text:style-name="T51">sub ax, 1; </text:span><text:line-break/><text:span text:style-name="T51">mov v, ax; </text:span><text:line-break/><text:span text:style-name="T51">} </text:span><text:line-break/><text:span text:style-name="T51">return v; </text:span><text:line-break/><text:span text:style-name="T51">} </text:span><text:line-break/><text:line-break/><text:line-break/><text:line-break/><text:span text:style-name="T51">int main() </text:span><text:line-break/><text:span text:style-name="T51">{ </text:span><text:line-break/><text:span text:style-name="T51">setlocale(LC_ALL, "Rus"); </text:span><text:line-break/><text:line-break/><text:span text:style-name="T51">int8_t x_test1, x_test2, z_test1, z_test2; </text:span><text:line-break/><text:span text:style-name="T51">int16_t y_test1, y_test2, v_ans1, v_ans2, v_c_test1, v_c_test2, v_assembler_test1, v_assembler_test2; </text:span><text:line-break/><text:line-break/><text:span text:style-name="T51">x_test1 = -1; </text:span><text:line-break/><text:span text:style-name="T51">y_test1 = 2; </text:span><text:line-break/><text:span text:style-name="T51">z_test1 = -1; </text:span><text:line-break/><text:span text:style-name="T51">v_ans1 = -3; </text:span><text:line-break/><text:span text:style-name="T51">x_test2 = 0x6D; </text:span><text:line-break/><text:span text:style-name="T51">y_test2 = 0x7FC3; </text:span><text:line-break/><text:span text:style-name="T51">z_test2 = -0x7F; </text:span><text:line-break/><text:span text:style-name="T51">v_ans2 = 0x6BF4; </text:span><text:line-break/><text:line-break/><text:span text:style-name="T51">v_c_test1 = -1 + (2 - x_test1 * (y_test1 + 2)) / (z_test1 - 2); </text:span><text:line-break/><text:soft-page-break/><text:span text:style-name="T51">v_assembler_test1 = assembler(x_test1, y_test1, z_test1); </text:span><text:line-break/><text:span text:style-name="T51">v_c_test2 = -1 + (2 - x_test2 * (y_test2 + 2)) / (z_test2 - 2); </text:span><text:line-break/><text:span text:style-name="T51">v_assembler_test2 = assembler(x_test2, y_test2, z_test2); </text:span><text:line-break/><text:line-break/><text:span text:style-name="T51">printf_s(" \n Тест №1: \n"); </text:span><text:line-break/><text:span text:style-name="T51">printf_s(" Ответ(Ассемблерная вставка):в 10: %d и в 16: %x\n", v_assembler_test1, v_assembler_test1); </text:span><text:line-break/><text:span text:style-name="T51">printf_s(" Ответ из условий: в 10: %d и в 16: %x \n", v_ans1, v_ans1); </text:span><text:line-break/><text:span text:style-name="T51">printf_s(" Ответ(язык СИ):в 10: %d и в 16: %x\n", v_c_test1, v_c_test1); </text:span><text:line-break/><text:line-break/><text:span text:style-name="T51">printf_s(" \n Тест №2: \n"); </text:span><text:line-break/><text:span text:style-name="T51">printf_s(" Ответ(Ассемблерная вставка):в 10: %d и в 16: %x\n", v_assembler_test2, v_assembler_test2); </text:span><text:line-break/><text:span text:style-name="T51">printf_s(" Ответ из условий: в 10: %d и в 16: %x \n", v_ans2, v_ans2); </text:span><text:line-break/><text:span text:style-name="T51">printf_s(" Ответ(язык СИ):в 10: %d и в 16: %x\n", v_c_test2, v_c_test2); </text:span><text:line-break/><text:line-break/><text:span text:style-name="T51">return 0; </text:span><text:line-break/><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1</meta:editing-cycles>
    <meta:print-date>2016-09-29T05:23:00</meta:print-date>
    <meta:creation-date>2016-09-17T17:34:00</meta:creation-date>
    <dc:date>2020-03-06T20:58:23.519027944</dc:date>
    <meta:editing-duration>PT2H54M3S</meta:editing-duration>
    <meta:generator>LibreOffice/6.0.3.2$Linux_X86_64 LibreOffice_project/00m0$Build-2</meta:generator>
    <meta:document-statistic meta:table-count="1" meta:image-count="0" meta:object-count="0" meta:page-count="3" meta:paragraph-count="21" meta:word-count="293" meta:character-count="1972" meta:non-whitespace-character-count="16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